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16659*"/>
    </style:style>
    <style:style style:name="BudgetActor.B" style:family="table-column">
      <style:table-column-properties style:column-width="12.679cm" style:rel-column-width="48876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2497768" text:id="ct112497768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507216" text:id="ct112507216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2847920" text:id="ct11284792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067632" text:id="ct113067632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067736" text:id="ct113067736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67840" text:id="ct113067840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68240" text:id="ct113068240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46456" text:id="ct11304645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68472" text:id="ct113068472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3040408" text:id="ct11304040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40512" text:id="ct1130405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4024" text:id="ct11301402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087736" text:id="ct1130877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87336" text:id="ct1130873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9744" text:id="ct11301974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9848" text:id="ct11301984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68672" text:id="ct11306867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68944" text:id="ct11306894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7064" text:id="ct11309706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7336" text:id="ct1130973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7440" text:id="ct11309744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7712" text:id="ct11309771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97816" text:id="ct113097816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98088" text:id="ct11309808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8192" text:id="ct1130981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120736" text:id="ct113120736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087536" text:id="ct113087536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3101072" text:id="ct11310107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157840" text:id="ct113157840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2497768"/>self<text:change-end text:change-id="ct112497768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2507216"/>actor.header<text:change-end text:change-id="ct112507216"/><office:annotation><dc:creator>Luc Saffre</dc:creator><dc:date>2012-06-06T11:00:52.68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2847920"/>actor.person<text:change-end text:change-id="ct112847920"/><office:annotation><dc:creator>Luc Saffre</dc:creator><dc:date>2012-06-06T11:03:55.68</dc:date><text:p text:style-name="P5"><text:span text:style-name="T2">do text if actor.person</text:span></text:p></office:annotation><text:line-break/><text:change-start text:change-id="ct113067632"/>actor.person.address_location(', ')<text:change-end text:change-id="ct113067632"/></text:p>
            <text:p text:style-name="Text_20_body"><office:annotation><dc:creator>Luc Saffre</dc:creator><dc:date>2012-06-06T11:04:42.68</dc:date><text:p text:style-name="P5"><text:span text:style-name="T2">do text if actor.household</text:span></text:p></office:annotation><text:change-start text:change-id="ct113067736"/>actor.household.address(', ')<text:change-end text:change-id="ct113067736"/> (<text:change-start text:change-id="ct113067840"/>actor.household.type<text:change-end text:change-id="ct113067840"/>)</text:p>
            <text:p text:style-name="Text_20_body">Kontakt: <text:change-start text:change-id="ct113068240"/>actor.partner.gsm<text:change-end text:change-id="ct113068240"/>, <text:change-start text:change-id="ct113046456"/>actor.partner.email<text:change-end text:change-id="ct113046456"/></text:p>
            <text:p text:style-name="Text_20_body"><text:change-start text:change-id="ct113068472"/>actor.remark<text:change-end text:change-id="ct113068472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3040408"/>self.actor2.header<text:change-end text:change-id="ct113040408"/></text:p>
          </table:table-cell>
          <table:table-cell table:style-name="Table1.A1" office:value-type="string">
            <text:p text:style-name="P3"><text:change-start text:change-id="ct113040512"/>self.actor3.header<text:change-end text:change-id="ct113040512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68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3014024"/>self.actor2.person<text:change-end text:change-id="ct113014024"/></text:p>
          </table:table-cell>
          <table:table-cell table:style-name="Table1.A1" office:value-type="string">
            <text:p text:style-name="P3"><text:change-start text:change-id="ct113087736"/>self.actor3.person<text:change-end text:change-id="ct113087736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3087336"/>self.actor2.partner.address_location(', ')<text:change-end text:change-id="ct113087336"/></text:p>
          </table:table-cell>
          <table:table-cell table:style-name="Table1.A1" office:value-type="string">
            <text:p text:style-name="P3"><text:change-start text:change-id="ct113019744"/>self.actor3.partner.address_location(', ')<text:change-end text:change-id="ct113019744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3019848"/>self.actor2.partner.phone<text:change-end text:change-id="ct113019848"/></text:p>
          </table:table-cell>
          <table:table-cell table:style-name="Table1.A1" office:value-type="string">
            <text:p text:style-name="Table_20_Contents"><text:change-start text:change-id="ct113068672"/>self.actor3.partner.phone<text:change-end text:change-id="ct113068672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3068944"/>self.actor2.partner.email<text:change-end text:change-id="ct113068944"/></text:p>
          </table:table-cell>
          <table:table-cell table:style-name="Table1.A1" office:value-type="string">
            <text:p text:style-name="P3"><text:change-start text:change-id="ct113097064"/>self.actor3.partner.email<text:change-end text:change-id="ct113097064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3097336"/>dtos(self.actor2.person.birth_date)<text:change-end text:change-id="ct113097336"/></text:p>
          </table:table-cell>
          <table:table-cell table:style-name="Table1.A1" office:value-type="string">
            <text:p text:style-name="Table_20_Contents"><text:change-start text:change-id="ct113097440"/>dtos(self.actor3.person.birth_date)<text:change-end text:change-id="ct113097440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3097712"/>self.actor2.remark<text:change-end text:change-id="ct113097712"/></text:p>
          </table:table-cell>
          <table:table-cell table:style-name="Table1.A1" office:value-type="string">
            <text:p text:style-name="P3"><text:change-start text:change-id="ct113097816"/>self.actor3.remark<text:change-end text:change-id="ct113097816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3098088"/>self.actor2.person.civil_state<text:change-end text:change-id="ct113098088"/></text:p>
          </table:table-cell>
          <table:table-cell table:style-name="Table1.A1" office:value-type="string">
            <text:p text:style-name="P3"><text:change-start text:change-id="ct113098192"/>self.actor3.person.civil_state<text:change-end text:change-id="ct113098192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.70</dc:date><text:p text:style-name="P5"><text:span text:style-name="T2">do text</text:span></text:p><text:p text:style-name="P5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.71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13120736"/>group<text:change-end text:change-id="ct113120736"/></text:h>
        <text:p text:style-name="Text_20_body">bla<office:annotation><dc:creator>Luc Saffre</dc:creator><dc:date>2012-04-21T22:46:05.71</dc:date><text:p text:style-name="P5"><text:span text:style-name="T2">do section for group in self.account_groups('IEALC')</text:span></text:p></office:annotation> <office:annotation><dc:creator>Luc Saffre</dc:creator><dc:date>2012-04-21T23:35:34.71</dc:date><text:p text:style-name="P5"><text:span text:style-name="T2">do text</text:span></text:p><text:p text:style-name="P5"><text:span text:style-name="T2">from table(self.entries_by_group(ar,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><office:annotation><dc:creator>Luc Saffre</dc:creator><dc:date>2012-05-18T07:00:18.71</dc:date><text:p text:style-name="P5"><text:span text:style-name="T3">do text</text:span></text:p><text:p text:style-name="P5"><text:span text:style-name="T3">from table(ar.spawn('debts.BudgetSummary',master_instance=self))</text:span></text:p></office:annotation>bla</text:p>
      <text:p text:style-name="Standard"/>
      <text:h text:style-name="Heading_20_2" text:outline-level="2"><text:soft-page-break/>Répartition au marc-le-franc</text:h>
      <text:p text:style-name="Standard"><office:annotation><dc:creator>Luc Saffre</dc:creator><dc:date>2012-06-03T10:58:51.75</dc:date><text:p text:style-name="P5"><text:span text:style-name="T2">do text</text:span></text:p><text:p text:style-name="P5"><text:span text:style-name="T2">from table(self.DistByBudget(ar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.75</dc:date><text:p text:style-name="P5"><text:span text:style-name="T2">do section if self.conclusion</text:span></text:p></office:annotation>Schlussfolgerung</text:h>
        <text:p text:style-name="Standard"><text:change-start text:change-id="ct113087536"/>self.conclusion<text:change-end text:change-id="ct113087536"/></text:p>
        <text:p text:style-name="Standard"/>
      </text:section>
      <text:p text:style-name="Standard"/>
      <text:p text:style-name="Standard">Name des Schuldnerberaters: <text:change-start text:change-id="ct113101072"/>self.user<text:change-end text:change-id="ct113101072"/></text:p>
      <text:p text:style-name="P1">Budget erstellt am : <text:change-start text:change-id="ct113157840"/>dtosl(self.date)<text:change-end text:change-id="ct113157840"/></text:p>
      <text:p text:style-name="P1"><text:span text:style-name="T1">Gedruckt am </text:span><text:span text:style-name="T1"><text:date style:data-style-name="N37" text:date-value="2013-03-26T02:45:32.49">26.03.13</text:date></text:span><text:span text:style-name="T1"> um </text:span><text:span text:style-name="T1"><text:time style:data-style-name="N41" text:time-value="2013-03-26T02:45:32.49">02:45:25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26T02:45:32.32</dc:date>
    <dc:creator>Luc Saffre</dc:creator>
    <meta:editing-duration>PT17H31M45S</meta:editing-duration>
    <meta:editing-cycles>78</meta:editing-cycles>
    <meta:generator>LibreOffice/3.4$Win32 LibreOffice_project/340m1$Build-402</meta:generator>
    <meta:document-statistic meta:table-count="3" meta:image-count="0" meta:object-count="0" meta:page-count="2" meta:paragraph-count="51" meta:word-count="114" meta:character-count="1151" meta:non-whitespace-character-count="1095"/>
  </office:meta>
</office:document-meta>
</file>